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d10" officeooo:paragraph-rsid="00194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cero Viejo</text:p>
      <text:p text:style-name="P1">Romance del prisionero</text:p>
      <text:p text:style-name="P1">Que por mayo era, por mayo, <text:line-break/>cuando hace la calor, <text:line-break/>cuando los trigos encañan<text:line-break/>y están los campos en flor, <text:line-break/>cuando canta la calandria <text:line-break/>y responde el ruiseñor, <text:line-break/>cuando los enamorados<text:line-break/>van a servir al amor,<text:line-break/>sino yo, triste, cuitado,<text:line-break/>que vivo en esta prisión,<text:line-break/>que ni sé cuándo es de día,<text:line-break/>ni cuándo las noches son,<text:line-break/>sino por una avecilla<text:line-break/>que me cantaba al albor.<text:line-break/>Matómela un ballestero;<text:line-break/>déle Dios mal galardón.</text:p>
      <text:p text:style-name="P1">Francisco de Quevedo</text:p>
      <text:p text:style-name="P1">Amor constante más allá de la muerte</text:p>
      <text:p text:style-name="P1">Cerrar podrá mis ojos la postrera<text:line-break/>sombra, que me llevare el blanco día,<text:line-break/>y podrá desatar esta alma mía<text:line-break/>hora, a su afán ansioso linsojera;</text:p>
      <text:p text:style-name="P1">mas no de esotra parte en la ribera<text:line-break/>dejará la memoria en donde ardía;<text:line-break/>nadar sabe mi llama la agua fría,<text:line-break/>y perder el respeto a ley severa;</text:p>
      <text:p text:style-name="P1">Alma a quien todo un Dios prisión ha sido,<text:line-break/>venas que humor a tanto fuego han dado,<text:line-break/>médulas que han gloriosamente ardido,</text:p>
      <text:p text:style-name="P1">su cuerpo dejarán, no su cuidado;<text:line-break/>serán ceniza, mas tendrán sentido.<text:line-break/>Polvo serán, mas polvo enamorado.</text:p>
      <text:p text:style-name="P1">Gustavo Adolfo Bécquer</text:p>
      <text:p text:style-name="P1">Por una mirada, un mundo...</text:p>
      <text:p text:style-name="P1">Por una mirada, un mundo;<text:line-break/>por una sonrisa, un cielo;<text:line-break/>por un beso... yo no sé<text:line-break/>qué te diera por un beso.</text:p>
      <text:p text:style-name="P1">Pablo Neruda</text:p>
      <text:p text:style-name="P1">Me gustas cuando callas</text:p>
      <text:p text:style-name="P1">Me gustas cuando callas porque estás como ausente,<text:line-break/>y me oyes desde lejos, y mi voz no te toca.<text:line-break/>Parece que los ojos se te hubieran volado<text:line-break/>y parece que un beso te cerrara la boca.</text:p>
      <text:p text:style-name="P1">Como todas las cosas están llenas de mi alma<text:line-break/>emerges de las cosas, llena del alma mía.<text:line-break/>Mariposa de sueño, te pareces a mi alma, <text:line-break/>y te pareces a la palabra melancolía.</text:p>
      <text:p text:style-name="P1">Me gustas cuando callas y estás como distante.<text:line-break/>Y estás como quejándote, mariposa en arrullo.<text:line-break/><text:soft-page-break/>Y me oyes desde lejos, y mi voz no te alcanza:<text:line-break/>déjame que me calle con el silencio tuyo.</text:p>
      <text:p text:style-name="P1">Déjame que te hable también con tu silencio<text:line-break/>claro como una lámpara, simple como un anillo.<text:line-break/>Eres como la noche, callada y constelada.<text:line-break/>Tu silencio es de estrella, tan lejano y sencillo.</text:p>
      <text:p text:style-name="P1">Me gustas cuando callas porque estás como ausente.</text:p>
      <text:p text:style-name="P1">Distante y dolorosa como si hubieras muerto.<text:line-break/>Una palabra entonces, una sonrisa bastan.<text:line-break/>Y estoy alegre, alegre de que no sea cier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05:04.834000000</meta:creation-date>
    <dc:date>2017-05-18T09:05:29.588000000</dc:date>
    <meta:editing-duration>P0D</meta:editing-duration>
    <meta:editing-cycles>1</meta:editing-cycles>
    <meta:document-statistic meta:table-count="0" meta:image-count="0" meta:object-count="0" meta:page-count="2" meta:paragraph-count="20" meta:word-count="379" meta:character-count="2065" meta:non-whitespace-character-count="1700"/>
    <meta:generator>LibreOffice/4.2.4.2$Windows_x86 LibreOffice_project/63150712c6d317d27ce2db16eb94c2f3d7b699f8</meta:generator>
  </office:meta>
</office:document-meta>
</file>